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8df0" officeooo:paragraph-rsid="00068df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68df0" officeooo:paragraph-rsid="00068df0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8df0" officeooo:paragraph-rsid="00068df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df0" officeooo:paragraph-rsid="00068df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68df0" officeooo:paragraph-rsid="00068df0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68df0" officeooo:paragraph-rsid="00068df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9d61" officeooo:paragraph-rsid="000d9d6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68df0" officeooo:paragraph-rsid="00068df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0b70" officeooo:paragraph-rsid="000f0b7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f0b70" officeooo:paragraph-rsid="000fdc71" style:font-size-asian="10.5pt" style:font-size-complex="12pt"/>
    </style:style>
    <style:style style:name="T1" style:family="text">
      <style:text-properties officeooo:rsid="000dd6da"/>
    </style:style>
    <style:style style:name="T2" style:family="text">
      <style:text-properties officeooo:rsid="000e868a"/>
    </style:style>
    <style:style style:name="T3" style:family="text">
      <style:text-properties officeooo:rsid="000fd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1</text:p>
      <text:p text:style-name="P3"/>
      <text:p text:style-name="P7">Camada 6: É o nível do usuário na qual executa programas, jogos, vídeos e etc.</text:p>
      <text:p text:style-name="P7"/>
      <text:p text:style-name="P7">Camada 5: Este é o nível do programador, aonde se é executado o tipo de linguagem em alto nível. Ao ser executada a linguagem, ela é traduzida para uma forma em que <text:span text:style-name="T1">a máquina </text:span>entenda.</text:p>
      <text:p text:style-name="P7"/>
      <text:p text:style-name="P7">Camada 4: <text:span text:style-name="T1">É a tradução das linguagens de alto nível para a linguagem simbólica, para então serem lidas uma a uma pela máquina e ai serem executadas.</text:span></text:p>
      <text:p text:style-name="P7"/>
      <text:p text:style-name="P7">Camada 3: <text:span text:style-name="T1">Neste nível ele manuseia o hardware, para assim não ocorrer nenhum problema com a máquina, caso tenho acontecido algo de diferente na programação que possa danificar o mesmo.</text:span></text:p>
      <text:p text:style-name="P7"/>
      <text:p text:style-name="P7">Camada 2: <text:span text:style-name="T2">Aqui é feito o reconhecimento da arquitetura da máquina se é x84 (32 bits) ou x64 (64 bits), para assim haver a conversão. </text:span></text:p>
      <text:p text:style-name="P7"/>
      <text:p text:style-name="P7">Camada 1: <text:span text:style-name="T2">No nível 1 as instruções que foram enviadas são lidas uma a uma, para assim ter a certeza de que sairá tudo corretamente sem nenhum erro.</text:span></text:p>
      <text:p text:style-name="P7"/>
      <text:p text:style-name="P7">Camada 0: <text:span text:style-name="T2">Enfim é passado as instruções pelos blocos e dado a execução dos comandos que foram pedidos a máquina. </text:span></text:p>
      <text:p text:style-name="P4"/>
      <text:p text:style-name="P4"/>
      <text:p text:style-name="P4"/>
      <text:p text:style-name="P1">Atividade 2</text:p>
      <text:p text:style-name="P1"/>
      <text:p text:style-name="P9"><text:s/>Em 1946 foi criada a arquitetura de Von Neumann, que é utilizada por nós até hoje. Esse modelo consiste em não apenas usar a máquina para fazer cálculos, mas sim em armazenar arquivos e instruções nela, podem assim as utilizar sempre que necessário de forma rápida.</text:p>
      <text:p text:style-name="P9"><text:s/>Neste modelo é dado a entrada, aonde a máquina ira buscar os arquivos, em seguida a decodificação dos arquivos e por final a execução dos mesmos. Com este modelo é fácil executar um programa ou coisas do tipo, tendo em vista que o código <text:span text:style-name="T3">já está armazenado</text:span> na <text:span text:style-name="T3">máquina</text:span> e não é preciso fazê-lo do zero.<text:span text:style-name="T3"> </text:span></text:p>
      <text:p text:style-name="P10"/>
      <text:p text:style-name="P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0:48:12.959000000</meta:creation-date>
    <dc:date>2021-09-09T18:35:52.144000000</dc:date>
    <meta:editing-duration>PT33M49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1" meta:word-count="286" meta:character-count="1576" meta:non-whitespace-character-count="1296"/>
  </office:meta>
</office:document-meta>
</file>